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2cf3"/>
    </style:style>
    <style:style style:name="P2" style:family="paragraph" style:parent-style-name="Standard">
      <style:text-properties officeooo:paragraph-rsid="000e63b4"/>
    </style:style>
    <style:style style:name="P3" style:family="paragraph" style:parent-style-name="Standard">
      <style:text-properties officeooo:rsid="000e63b4" officeooo:paragraph-rsid="000e63b4"/>
    </style:style>
    <style:style style:name="T1" style:family="text">
      <style:text-properties fo:font-size="20pt" officeooo:rsid="000d6d8f" style:font-size-asian="17.5pt" style:font-size-complex="20pt"/>
    </style:style>
    <style:style style:name="T2" style:family="text">
      <style:text-properties fo:color="#c9211e" loext:opacity="100%" fo:font-size="20pt" officeooo:rsid="000d6d8f" style:font-size-asian="17.5pt" style:font-size-complex="20pt"/>
    </style:style>
    <style:style style:name="T3" style:family="text">
      <style:text-properties fo:color="#c9211e" loext:opacity="100%" fo:font-size="20pt" officeooo:rsid="000e2cf3" style:font-size-asian="17.5pt" style:font-size-complex="20pt"/>
    </style:style>
    <style:style style:name="T4" style:family="text">
      <style:text-properties fo:color="#000000" loext:opacity="100%" fo:font-size="20pt" officeooo:rsid="000d6d8f" style:font-size-asian="17.5pt" style:font-size-complex="20pt"/>
    </style:style>
    <style:style style:name="T5" style:family="text">
      <style:text-properties fo:color="#000000" loext:opacity="100%" fo:font-size="20pt" officeooo:rsid="000e2cf3" style:font-size-asian="17.5pt" style:font-size-complex="20pt"/>
    </style:style>
    <style:style style:name="T6" style:family="text">
      <style:text-properties fo:color="#000000" loext:opacity="100%" fo:font-size="20pt" officeooo:rsid="000e2cf3" fo:background-color="#ffffff" loext:char-shading-value="0" style:font-size-asian="17.5pt" style:font-size-complex="20pt"/>
    </style:style>
    <style:style style:name="T7" style:family="text">
      <style:text-properties fo:color="#000000" loext:opacity="100%" fo:font-size="20pt" officeooo:rsid="000e63b4" fo:background-color="#ffffff" loext:char-shading-value="0" style:font-size-asian="17.5pt" style:font-size-complex="20pt"/>
    </style:style>
    <style:style style:name="T8" style:family="text">
      <style:text-properties fo:color="#000000" loext:opacity="100%" fo:font-size="20pt" fo:background-color="#ffffff" loext:char-shading-value="0" style:font-size-asian="17.5pt" style:font-size-complex="20pt"/>
    </style:style>
    <style:style style:name="T9" style:family="text">
      <style:text-properties fo:color="#ff0000" loext:opacity="100%" fo:font-size="20pt" officeooo:rsid="000e63b4" fo:background-color="#ffffff" loext:char-shading-value="0" style:font-size-asian="17.5pt" style:font-size-complex="20pt"/>
    </style:style>
    <style:style style:name="T10" style:family="text">
      <style:text-properties fo:color="#ff0000" loext:opacity="100%" fo:font-size="20pt" fo:background-color="#ffffff" loext:char-shading-value="0" style:font-size-asian="17.5pt" style:font-size-complex="20pt"/>
    </style:style>
    <style:style style:name="T11" style:family="text">
      <style:text-properties fo:color="#ff4000" loext:opacity="100%" fo:font-size="20pt" fo:background-color="#ffffff" loext:char-shading-value="0" style:font-size-asian="17.5pt" style:font-size-complex="2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28.1.6.5/12 <text:s/>CLASSE B<text:line-break/><text:line-break/>11111111.</text:span><text:span text:style-name="T2">11110000</text:span><text:span text:style-name="T1">.00000000.00000000<text:line-break/><text:line-break/></text:span><text:span text:style-name="T2">240<text:line-break/><text:line-break/></text:span><text:span text:style-name="T4">Teorema Cisco: 256-240=16<text:line-break/><text:line-break/>IP NETWORK: 128.1.0.0<text:line-break/>IP BROADCAST: 128.1.</text:span><text:span text:style-name="T5">15.255</text:span><text:span text:style-name="T4"><text:line-break/>IP GATEWAY: 128.</text:span><text:span text:style-name="T5">1.0.1</text:span><text:span text:style-name="T4"><text:line-break/></text:span><text:span text:style-name="T5">Ottetti per host: Ultimi 20 bit<text:line-break/>Ottetti per network: Primi 12 bit<text:line-break/><text:line-break/>---------------------------------------------------------------</text:span></text:p>
      <text:p text:style-name="P1"><text:span text:style-name="T5"/></text:p>
      <text:p text:style-name="P1"><text:span text:style-name="T5">200.1.2.3/24 <text:s/>CLASSE C<text:line-break/><text:line-break/>11111111.11111111.</text:span><text:span text:style-name="T3">11111111</text:span><text:span text:style-name="T5">.00000000<text:line-break/><text:line-break/></text:span><text:span text:style-name="T3">255<text:line-break/><text:line-break/></text:span><text:span text:style-name="T5">Teorema Cisco: 256-255=1<text:line-break/><text:line-break/>IP NETWORK: 200.1.2.0<text:line-break/>IP BROADCAST: 200.1.2.255<text:line-break/>IP GATEWAY: 200.1.2.1<text:line-break/>Ottetti per host: Ultimi 8 bit<text:line-break/>Ottetti per network: Primi 24 bit<text:line-break/></text:span></text:p>
      <text:p text:style-name="P1"><text:soft-page-break/><text:span text:style-name="T5">---------------------------------------------------------------<text:line-break/><text:line-break/>192.192.1.1/22 <text:s/>CLASSE C<text:line-break/><text:line-break/>11111111.11111111.</text:span><text:span text:style-name="T3">11111100</text:span><text:span text:style-name="T5">.00000000<text:line-break/><text:line-break/></text:span><text:span text:style-name="T3">252<text:line-break/><text:line-break/></text:span><text:span text:style-name="T6">Teorema Cisco: 256-252= 4<text:line-break/><text:line-break/>IP NETWORK: 192.192.0.0<text:line-break/>IP BROADCAST: 192.192.3.255<text:line-break/>IP GATEWAY: 192.192.0.1<text:line-break/>Ottetti per host: Ultimi 10 bit<text:line-break/>Ottetti per network: Primi 22 bit</text:span></text:p>
      <text:p text:style-name="P1"><text:span text:style-name="T6"/></text:p>
      <text:p text:style-name="P1"><text:span text:style-name="T6">---------------------------------------------------------------</text:span></text:p>
      <text:p text:style-name="P1"><text:span text:style-name="T6"/></text:p>
      <text:p text:style-name="P2"><text:span text:style-name="T7">126.5.4.3/9 <text:s/>CLASSE A<text:line-break/><text:line-break/>11111111.</text:span><text:span text:style-name="T9">10000000</text:span><text:span text:style-name="T7">.00000000.00000000<text:line-break/><text:line-break/></text:span><text:span text:style-name="T9">128<text:line-break/><text:line-break/></text:span><text:span text:style-name="T7">Teorema Cisco: 256-128= 128<text:line-break/><text:line-break/>IP NETWORK: 126.0.0.0<text:line-break/>IP BROADCAST: 126.127.255.255<text:line-break/>IP GATEWAY: 126.0.0.1<text:line-break/>Ottetti per host: Ultimi 23 bit</text:span></text:p>
      <text:p text:style-name="P2"><text:soft-page-break/><text:span text:style-name="T7">Ottetti per networl: Primi 9 bit<text:line-break/></text:span><text:span text:style-name="T6">---------------------------------------------------------------</text:span></text:p>
      <text:p text:style-name="P2"><text:span text:style-name="T6"/></text:p>
      <text:p text:style-name="P3"><text:span text:style-name="T6">2</text:span><text:span text:style-name="T8">00.1.9.8/24 <text:s/>CLASSE C<text:line-break/><text:line-break/>11111111.11111111.</text:span><text:span text:style-name="T10">11111111</text:span><text:span text:style-name="T8">.00000000<text:line-break/><text:line-break/></text:span><text:span text:style-name="T11">255</text:span><text:span text:style-name="T10"><text:line-break/><text:line-break/></text:span><text:span text:style-name="T8">Teorema Cisco: 256-255= 1<text:line-break/><text:line-break/>IP NETWORK: 200.1.9.0<text:line-break/>IP BROADCAST: 200.1.9.255</text:span></text:p>
      <text:p text:style-name="P3"><text:span text:style-name="T8">IP GATEWAY: 200.1.9.1<text:line-break/>Ottetti per host: Ultimi 8 bit<text:line-break/>Ottetti per network: Primi 24 bit<text:line-break/><text:line-break/></text:span><text:span text:style-name="T6">---------------------------------------------------------------</text:span></text:p>
      <text:p text:style-name="P3"><text:span text:style-name="T6"><text:line-break/><text:line-break/></text:span><text:span text:style-name="T8">172.16.0.4 <text:s/>CLASSE B<text:line-break/><text:line-break/>11111111.</text:span><text:span text:style-name="T11">11111111</text:span><text:span text:style-name="T8">.00000000.00000000<text:line-break/><text:line-break/></text:span><text:span text:style-name="T11">255<text:line-break/><text:line-break/></text:span><text:span text:style-name="T8">Teorema Cisco: 256-255=1<text:line-break/><text:line-break/><text:line-break/>IP NETWORK: 172.16.0.0<text:line-break/>IP BROADCAST: 172.16.255.255<text:line-break/></text:span><text:soft-page-break/><text:span text:style-name="T8">IP GATEWAY: 172.16.0.1<text:line-break/>Ottetti per host: Ultimi 16 bit<text:line-break/>Ottetti per network Primi 16 bit<text:line-break/></text:span></text:p>
      <text:p text:style-name="P2"><text:span text:style-name="T7"><text:line-break/><text:line-break/><text:line-break/></text:span><text:span text:style-name="T3"><text:line-break/><text:line-break/></text:span><text:span text:style-name="T5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5:22:40.765000000</meta:creation-date>
    <dc:date>2024-10-01T15:54:58.771000000</dc:date>
    <meta:editing-duration>PT19M54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4" meta:paragraph-count="10" meta:word-count="182" meta:character-count="1710" meta:non-whitespace-character-count="1493"/>
  </office:meta>
</office:document-meta>
</file>